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2cm" svg:stroke-color="#009900" draw:fill="none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2cm" svg:stroke-color="#ff3333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cm" fo:min-width="0cm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1cm" svg:stroke-color="#000000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="Arrow" draw:marker-start-width="0.3cm" draw:marker-end="Arrow" draw:marker-end-width="0.3cm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fo:min-height="3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6pt" style:text-underline-style="solid" style:text-underline-width="auto" style:text-underline-color="font-color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2cm" svg:x="3cm" svg:y="5.791cm">
          <text:p text:style-name="P1"><text:span text:style-name="T1">Main Module</text:span></text:p>
          <text:p text:style-name="P1"><text:span text:style-name="T1">(Raspberry Pi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2cm" svg:x="3cm" svg:y="11.791cm">
          <text:p text:style-name="P1"><text:span text:style-name="T1">Driving Modu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2cm" svg:x="3cm" svg:y="8.791cm">
          <text:p text:style-name="P1"><text:span text:style-name="T1">Mowing Modu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2cm" svg:x="3cm" svg:y="14.791cm">
          <text:p text:style-name="P1"><text:span text:style-name="T1">Powersupply</text:span></text:p>
          <text:p text:style-name="P1"><text:span text:style-name="T1">Module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cm" svg:y1="7.391cm" svg:x2="2.4cm" svg:y2="7.391cm">
          <text:p/>
        </draw:line>
        <draw:line draw:style-name="gr2" draw:text-style-name="P2" draw:layer="layout" svg:x1="3cm" svg:y1="10.391cm" svg:x2="2.4cm" svg:y2="10.391cm">
          <text:p/>
        </draw:line>
        <draw:line draw:style-name="gr2" draw:text-style-name="P2" draw:layer="layout" svg:x1="3cm" svg:y1="13.391cm" svg:x2="2.4cm" svg:y2="13.391cm">
          <text:p/>
        </draw:line>
        <draw:line draw:style-name="gr2" draw:text-style-name="P2" draw:layer="layout" svg:x1="3cm" svg:y1="16.391cm" svg:x2="2.4cm" svg:y2="16.391cm">
          <text:p/>
        </draw:line>
        <draw:line draw:style-name="gr2" draw:text-style-name="P2" draw:layer="layout" svg:x1="2.3cm" svg:y1="20.7cm" svg:x2="2.3cm" svg:y2="7.291cm">
          <text:p/>
        </draw:line>
        <draw:line draw:style-name="gr3" draw:text-style-name="P2" draw:layer="layout" svg:x1="3cm" svg:y1="15.191cm" svg:x2="1.7cm" svg:y2="15.191cm">
          <text:p/>
        </draw:line>
        <draw:line draw:style-name="gr3" draw:text-style-name="P2" draw:layer="layout" svg:x1="3cm" svg:y1="12.191cm" svg:x2="1.7cm" svg:y2="12.191cm">
          <text:p/>
        </draw:line>
        <draw:line draw:style-name="gr3" draw:text-style-name="P2" draw:layer="layout" svg:x1="3cm" svg:y1="9.191cm" svg:x2="1.7cm" svg:y2="9.191cm">
          <text:p/>
        </draw:line>
        <draw:line draw:style-name="gr3" draw:text-style-name="P2" draw:layer="layout" svg:x1="3cm" svg:y1="6.191cm" svg:x2="1.7cm" svg:y2="6.191cm">
          <text:p/>
        </draw:line>
        <draw:line draw:style-name="gr3" draw:text-style-name="P2" draw:layer="layout" svg:x1="1.7cm" svg:y1="19.5cm" svg:x2="1.6cm" svg:y2="6.091cm">
          <text:p/>
        </draw:line>
        <draw:frame draw:style-name="gr4" draw:text-style-name="P3" draw:layer="layout" svg:width="1.337cm" svg:height="0.98cm" svg:x="1.9cm" svg:y="6.591cm">
          <draw:text-box>
            <text:p text:style-name="P3">I²C</text:p>
          </draw:text-box>
        </draw:frame>
        <draw:frame draw:style-name="gr4" draw:text-style-name="P3" draw:layer="layout" svg:width="2.078cm" svg:height="0.98cm" svg:x="1.2cm" svg:y="5.391cm">
          <draw:text-box>
            <text:p text:style-name="P3">Power</text:p>
          </draw:text-box>
        </draw:frame>
        <draw:line draw:style-name="gr5" draw:text-style-name="P1" draw:layer="layout" svg:x1="7cm" svg:y1="5.991cm" svg:x2="9.1cm" svg:y2="5.991cm">
          <text:p/>
        </draw:line>
        <draw:line draw:style-name="gr5" draw:text-style-name="P1" draw:layer="layout" svg:x1="9.1cm" svg:y1="5.091cm" svg:x2="9.1cm" svg:y2="5.991cm">
          <text:p/>
        </draw:line>
        <draw:line draw:style-name="gr5" draw:text-style-name="P1" draw:layer="layout" svg:x1="9.4cm" svg:y1="5.191cm" svg:x2="9.1cm" svg:y2="5.491cm">
          <text:p/>
        </draw:line>
        <draw:line draw:style-name="gr5" draw:text-style-name="P1" draw:layer="layout" svg:x1="8.8cm" svg:y1="5.191cm" svg:x2="9.1cm" svg:y2="5.491cm">
          <text:p/>
        </draw:line>
        <draw:frame draw:style-name="gr6" draw:text-style-name="P3" draw:layer="layout" svg:width="1.457cm" svg:height="0.88cm" svg:x="9.3cm" svg:y="4.791cm">
          <draw:text-box>
            <text:p text:style-name="P3">Wifi</text:p>
          </draw:text-box>
        </draw:frame>
        <draw:custom-shape draw:style-name="gr7" draw:text-style-name="P1" draw:layer="layout" svg:width="1cm" svg:height="1cm" svg:x="8cm" svg:y="7.791cm">
          <text:p text:style-name="P1">M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8.9cm" svg:y1="7.991cm" svg:x2="9.2cm" svg:y2="7.791cm">
          <text:p/>
        </draw:line>
        <draw:line draw:style-name="gr5" draw:text-style-name="P1" draw:layer="layout" svg:x1="7.8cm" svg:y1="8.791cm" svg:x2="8.1cm" svg:y2="8.591cm">
          <text:p/>
        </draw:line>
        <draw:custom-shape draw:style-name="gr7" draw:text-style-name="P1" draw:layer="layout" svg:width="1cm" svg:height="1cm" svg:x="10cm" svg:y="7.791cm">
          <text:p text:style-name="P1">M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9cm" svg:y1="7.991cm" svg:x2="11.2cm" svg:y2="7.791cm">
          <text:p/>
        </draw:line>
        <draw:line draw:style-name="gr5" draw:text-style-name="P1" draw:layer="layout" svg:x1="9.8cm" svg:y1="8.791cm" svg:x2="10.1cm" svg:y2="8.591cm">
          <text:p/>
        </draw:line>
        <draw:line draw:style-name="gr5" draw:text-style-name="P1" draw:layer="layout" svg:x1="7cm" svg:y1="9.091cm" svg:x2="8.5cm" svg:y2="9.091cm">
          <text:p/>
        </draw:line>
        <draw:line draw:style-name="gr5" draw:text-style-name="P1" draw:layer="layout" svg:x1="8.5cm" svg:y1="8.791cm" svg:x2="8.5cm" svg:y2="9.091cm">
          <text:p/>
        </draw:line>
        <draw:line draw:style-name="gr5" draw:text-style-name="P1" draw:layer="layout" svg:x1="7cm" svg:y1="9.391cm" svg:x2="10.5cm" svg:y2="9.391cm">
          <text:p/>
        </draw:line>
        <draw:line draw:style-name="gr5" draw:text-style-name="P1" draw:layer="layout" svg:x1="10.5cm" svg:y1="8.791cm" svg:x2="10.5cm" svg:y2="9.391cm">
          <text:p/>
        </draw:line>
        <draw:frame draw:style-name="gr6" draw:text-style-name="P3" draw:layer="layout" svg:width="4.103cm" svg:height="0.88cm" svg:x="11.4cm" svg:y="7.891cm">
          <draw:text-box>
            <text:p text:style-name="P3">Mowing motors</text:p>
          </draw:text-box>
        </draw:frame>
        <draw:custom-shape draw:style-name="gr7" draw:text-style-name="P1" draw:layer="layout" svg:width="1cm" svg:height="1cm" svg:x="12cm" svg:y="9.291cm">
          <text:p text:style-name="P1">M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5.365cm" svg:height="0.88cm" svg:x="13.835cm" svg:y="9.32cm">
          <draw:text-box>
            <text:p text:style-name="P3">Mower height <text:s/>motor</text:p>
          </draw:text-box>
        </draw:frame>
        <draw:line draw:style-name="gr5" draw:text-style-name="P1" draw:layer="layout" svg:x1="12cm" svg:y1="9.791cm" svg:x2="7cm" svg:y2="9.791cm">
          <text:p/>
        </draw:line>
        <draw:line draw:style-name="gr8" draw:text-style-name="P1" draw:layer="layout" svg:x1="13.3cm" svg:y1="9.091cm" svg:x2="13.3cm" svg:y2="10.491cm">
          <text:p/>
        </draw:line>
        <draw:line draw:style-name="gr5" draw:text-style-name="P1" draw:layer="layout" svg:x1="13.3cm" svg:y1="9.791cm" svg:x2="13.8cm" svg:y2="9.791cm">
          <text:p/>
        </draw:line>
        <draw:line draw:style-name="gr5" draw:text-style-name="P1" draw:layer="layout" svg:x1="7cm" svg:y1="10.591cm" svg:x2="13.8cm" svg:y2="10.591cm">
          <text:p/>
        </draw:line>
        <draw:line draw:style-name="gr5" draw:text-style-name="P1" draw:layer="layout" svg:x1="13.8cm" svg:y1="9.791cm" svg:x2="13.8cm" svg:y2="10.591cm">
          <text:p/>
        </draw:line>
        <draw:frame draw:style-name="gr6" draw:text-style-name="P3" draw:layer="layout" svg:width="5.424cm" svg:height="0.88cm" svg:x="13.876cm" svg:y="10.011cm">
          <draw:text-box>
            <text:p text:style-name="P3">Height measurement</text:p>
          </draw:text-box>
        </draw:frame>
        <draw:custom-shape draw:style-name="gr7" draw:text-style-name="P1" draw:layer="layout" svg:width="1cm" svg:height="1cm" svg:x="7.6cm" svg:y="11.091cm">
          <text:p text:style-name="P1">M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cm" svg:height="1cm" svg:x="9.1cm" svg:y="11.091cm">
          <text:p text:style-name="P1">M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cm" svg:height="1cm" svg:x="10.7cm" svg:y="11.091cm">
          <text:p text:style-name="P1">M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cm" svg:height="1cm" svg:x="12.2cm" svg:y="11.091cm">
          <text:p text:style-name="P1">M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3.993cm" svg:height="0.88cm" svg:x="13.5cm" svg:y="11.191cm">
          <draw:text-box>
            <text:p text:style-name="P3">Driving motors</text:p>
          </draw:text-box>
        </draw:frame>
        <draw:line draw:style-name="gr5" draw:text-style-name="P1" draw:layer="layout" svg:x1="8.1cm" svg:y1="12.091cm" svg:x2="8.1cm" svg:y2="12.391cm">
          <text:p/>
        </draw:line>
        <draw:line draw:style-name="gr5" draw:text-style-name="P1" draw:layer="layout" svg:x1="7cm" svg:y1="12.391cm" svg:x2="8.1cm" svg:y2="12.391cm">
          <text:p/>
        </draw:line>
        <draw:line draw:style-name="gr5" draw:text-style-name="P1" draw:layer="layout" svg:x1="9.6cm" svg:y1="12.091cm" svg:x2="9.6cm" svg:y2="12.691cm">
          <text:p/>
        </draw:line>
        <draw:line draw:style-name="gr5" draw:text-style-name="P1" draw:layer="layout" svg:x1="7cm" svg:y1="12.691cm" svg:x2="9.6cm" svg:y2="12.691cm">
          <text:p/>
        </draw:line>
        <draw:line draw:style-name="gr5" draw:text-style-name="P1" draw:layer="layout" svg:x1="7cm" svg:y1="12.991cm" svg:x2="11.2cm" svg:y2="12.991cm">
          <text:p/>
        </draw:line>
        <draw:line draw:style-name="gr5" draw:text-style-name="P1" draw:layer="layout" svg:x1="7cm" svg:y1="13.291cm" svg:x2="12.7cm" svg:y2="13.291cm">
          <text:p/>
        </draw:line>
        <draw:line draw:style-name="gr5" draw:text-style-name="P1" draw:layer="layout" svg:x1="11.2cm" svg:y1="12.091cm" svg:x2="11.2cm" svg:y2="12.991cm">
          <text:p/>
        </draw:line>
        <draw:line draw:style-name="gr5" draw:text-style-name="P1" draw:layer="layout" svg:x1="12.7cm" svg:y1="12.091cm" svg:x2="12.7cm" svg:y2="13.291cm">
          <text:p/>
        </draw:line>
        <draw:custom-shape draw:style-name="gr9" draw:text-style-name="P1" draw:layer="layout" svg:width="1cm" svg:height="0.9cm" svg:x="13.7cm" svg:y="12.691cm">
          <text:p/>
          <draw:enhanced-geometry svg:viewBox="0 0 21600 21600" draw:type="block-arc" draw:modifiers="-159.429715288141 10336.989008347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5" draw:text-style-name="P1" draw:layer="layout" svg:x1="7cm" svg:y1="13.591cm" svg:x2="14.2cm" svg:y2="13.591cm">
          <text:p/>
        </draw:line>
        <draw:line draw:style-name="gr5" draw:text-style-name="P1" draw:layer="layout" svg:x1="14.2cm" svg:y1="12.991cm" svg:x2="14.2cm" svg:y2="13.591cm">
          <text:p/>
        </draw:line>
        <draw:line draw:style-name="gr5" draw:text-style-name="P1" draw:layer="layout" svg:x1="14.7cm" svg:y1="12.591cm" svg:x2="14.2cm" svg:y2="12.991cm">
          <text:p/>
        </draw:line>
        <draw:frame draw:style-name="gr6" draw:text-style-name="P3" draw:layer="layout" svg:width="5.221cm" svg:height="1.409cm" svg:x="14.9cm" svg:y="12.2cm">
          <draw:text-box>
            <text:p text:style-name="P3">Angle measurement</text:p>
            <text:p text:style-name="P3">for the kink steering</text:p>
          </draw:text-box>
        </draw:frame>
        <draw:custom-shape draw:style-name="gr9" draw:text-style-name="P1" draw:layer="layout" svg:width="0.6cm" svg:height="1cm" svg:x="7.6cm" svg:y="14.09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cm" svg:height="0.1cm" svg:x="7.8cm" svg:y="13.99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cm" svg:height="1cm" svg:x="8.7cm" svg:y="14.09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cm" svg:height="0.1cm" svg:x="8.9cm" svg:y="13.991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9cm" svg:y1="15.091cm" svg:x2="7.9cm" svg:y2="15.291cm">
          <text:p/>
        </draw:line>
        <draw:line draw:style-name="gr5" draw:text-style-name="P1" draw:layer="layout" svg:x1="7cm" svg:y1="15.291cm" svg:x2="7.9cm" svg:y2="15.291cm">
          <text:p/>
        </draw:line>
        <draw:line draw:style-name="gr5" draw:text-style-name="P1" draw:layer="layout" svg:x1="7cm" svg:y1="15.491cm" svg:x2="9cm" svg:y2="15.491cm">
          <text:p/>
        </draw:line>
        <draw:line draw:style-name="gr5" draw:text-style-name="P1" draw:layer="layout" svg:x1="9cm" svg:y1="15.091cm" svg:x2="9cm" svg:y2="15.491cm">
          <text:p/>
        </draw:line>
        <draw:frame draw:style-name="gr6" draw:text-style-name="P3" draw:layer="layout" svg:width="9.924cm" svg:height="1.409cm" svg:x="9.3cm" svg:y="13.916cm">
          <draw:text-box>
            <text:p text:style-name="P3">USB power banks to keep the system </text:p>
            <text:p text:style-name="P3">running while changing the main battery</text:p>
          </draw:text-box>
        </draw:frame>
        <draw:line draw:style-name="gr5" draw:text-style-name="P1" draw:layer="layout" svg:x1="10cm" svg:y1="15.591cm" svg:x2="10cm" svg:y2="15.991cm">
          <text:p/>
        </draw:line>
        <draw:line draw:style-name="gr5" draw:text-style-name="P1" draw:layer="layout" svg:x1="10.4cm" svg:y1="15.591cm" svg:x2="10cm" svg:y2="15.591cm">
          <text:p/>
        </draw:line>
        <draw:line draw:style-name="gr5" draw:text-style-name="P1" draw:layer="layout" svg:x1="10.4cm" svg:y1="15.991cm" svg:x2="10cm" svg:y2="15.991cm">
          <text:p/>
        </draw:line>
        <draw:line draw:style-name="gr5" draw:text-style-name="P1" draw:layer="layout" svg:x1="10.4cm" svg:y1="15.591cm" svg:x2="10.4cm" svg:y2="15.991cm">
          <text:p/>
        </draw:line>
        <draw:line draw:style-name="gr5" draw:text-style-name="P1" draw:layer="layout" svg:x1="10.7cm" svg:y1="15.391cm" svg:x2="10.4cm" svg:y2="15.591cm">
          <text:p/>
        </draw:line>
        <draw:line draw:style-name="gr5" draw:text-style-name="P1" draw:layer="layout" svg:x1="10.4cm" svg:y1="15.991cm" svg:x2="10.7cm" svg:y2="16.191cm">
          <text:p/>
        </draw:line>
        <draw:line draw:style-name="gr5" draw:text-style-name="P1" draw:layer="layout" svg:x1="10.7cm" svg:y1="15.391cm" svg:x2="10.7cm" svg:y2="16.191cm">
          <text:p/>
        </draw:line>
        <draw:frame draw:style-name="gr6" draw:text-style-name="P3" draw:layer="layout" svg:width="7.325cm" svg:height="0.88cm" svg:x="10.8cm" svg:y="15.391cm">
          <draw:text-box>
            <text:p text:style-name="P3">Alarm on main battery failure</text:p>
          </draw:text-box>
        </draw:frame>
        <draw:line draw:style-name="gr5" draw:text-style-name="P1" draw:layer="layout" svg:x1="10cm" svg:y1="15.791cm" svg:x2="7cm" svg:y2="15.791cm">
          <text:p/>
        </draw:line>
        <draw:custom-shape draw:style-name="gr9" draw:text-style-name="P1" draw:layer="layout" svg:width="3cm" svg:height="1.4cm" svg:x="8cm" svg:y="17.19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1cm" svg:x="8.2cm" svg:y="17.39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1cm" svg:x="8.9cm" svg:y="17.39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1cm" svg:x="9.6cm" svg:y="17.39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1cm" svg:x="10.3cm" svg:y="17.39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cm" svg:height="1cm" svg:x="11cm" svg:y="17.391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6cm" svg:y1="17.391cm" svg:x2="10.6cm" svg:y2="16.291cm">
          <text:p/>
        </draw:line>
        <draw:line draw:style-name="gr5" draw:text-style-name="P1" draw:layer="layout" svg:x1="7cm" svg:y1="16.291cm" svg:x2="10.6cm" svg:y2="16.291cm">
          <text:p/>
        </draw:line>
        <draw:line draw:style-name="gr5" draw:text-style-name="P1" draw:layer="layout" svg:x1="9.8cm" svg:y1="17.391cm" svg:x2="9.8cm" svg:y2="16.491cm">
          <text:p/>
        </draw:line>
        <draw:line draw:style-name="gr5" draw:text-style-name="P1" draw:layer="layout" svg:x1="7cm" svg:y1="16.491cm" svg:x2="9.8cm" svg:y2="16.491cm">
          <text:p/>
        </draw:line>
        <draw:line draw:style-name="gr5" draw:text-style-name="P1" draw:layer="layout" svg:x1="7cm" svg:y1="16.691cm" svg:x2="9.2cm" svg:y2="16.691cm">
          <text:p/>
        </draw:line>
        <draw:line draw:style-name="gr5" draw:text-style-name="P1" draw:layer="layout" svg:x1="9.2cm" svg:y1="17.391cm" svg:x2="9.2cm" svg:y2="16.691cm">
          <text:p/>
        </draw:line>
        <draw:line draw:style-name="gr5" draw:text-style-name="P1" draw:layer="layout" svg:x1="8.5cm" svg:y1="17.391cm" svg:x2="8.5cm" svg:y2="16.891cm">
          <text:p/>
        </draw:line>
        <draw:line draw:style-name="gr5" draw:text-style-name="P1" draw:layer="layout" svg:x1="8.5cm" svg:y1="16.891cm" svg:x2="6.9cm" svg:y2="16.891cm">
          <text:p/>
        </draw:line>
        <draw:line draw:style-name="gr5" draw:text-style-name="P1" draw:layer="layout" svg:x1="6.9cm" svg:y1="16.791cm" svg:x2="6.9cm" svg:y2="16.891cm">
          <text:p/>
        </draw:line>
        <draw:line draw:style-name="gr5" draw:text-style-name="P1" draw:layer="layout" svg:x1="8cm" svg:y1="17.891cm" svg:x2="6.6cm" svg:y2="17.891cm">
          <text:p/>
        </draw:line>
        <draw:line draw:style-name="gr5" draw:text-style-name="P1" draw:layer="layout" svg:x1="6.557cm" svg:y1="16.81cm" svg:x2="6.557cm" svg:y2="17.91cm">
          <text:p/>
        </draw:line>
        <draw:frame draw:style-name="gr6" draw:text-style-name="P3" draw:layer="layout" svg:width="8.387cm" svg:height="1.409cm" svg:x="11.484cm" svg:y="17.191cm">
          <draw:text-box>
            <text:p text:style-name="P3">Main battery with every cell being</text:p>
            <text:p text:style-name="P3">voltage monitored</text:p>
          </draw:text-box>
        </draw:frame>
        <draw:frame draw:style-name="gr10" draw:text-style-name="P1" draw:layer="layout" svg:width="19cm" svg:height="3.35cm" svg:x="1cm" svg:y="1cm">
          <draw:text-box>
            <text:p text:style-name="P2"><text:span text:style-name="T2">autoCut</text:span></text:p>
            <text:p text:style-name="P2"><text:span text:style-name="T3"/></text:p>
            <text:p text:style-name="P2"><text:span text:style-name="T3">Overview - Electronics</text:span></text:p>
          </draw:text-box>
        </draw:frame>
        <draw:custom-shape draw:style-name="gr1" draw:text-style-name="P1" draw:layer="layout" svg:width="4cm" svg:height="2cm" svg:x="3cm" svg:y="19cm">
          <text:p text:style-name="P1"><text:span text:style-name="T1">GPIO Module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cm" svg:y1="20.6cm" svg:x2="2.4cm" svg:y2="20.6cm">
          <text:p/>
        </draw:line>
        <draw:line draw:style-name="gr3" draw:text-style-name="P2" draw:layer="layout" svg:x1="3cm" svg:y1="19.4cm" svg:x2="1.7cm" svg:y2="19.4cm">
          <text:p/>
        </draw:line>
        <draw:frame draw:style-name="gr6" draw:text-style-name="P3" draw:layer="layout" svg:width="6.893cm" svg:height="1.409cm" svg:x="7.307cm" svg:y="19.391cm">
          <draw:text-box>
            <text:p text:style-name="P3">Bumpers, distance sensors,</text:p>
            <text:p text:style-name="P3">lights, display, ...</text:p>
          </draw:text-box>
        </draw:frame>
        <draw:custom-shape draw:style-name="gr11" draw:text-style-name="P1" draw:layer="layout" svg:width="0.6cm" svg:height="2cm" svg:x="14.2cm" svg:y="1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3" draw:layer="layout" svg:width="5.449cm" svg:height="0.88cm" svg:x="14.7cm" svg:y="19.62cm">
          <draw:text-box>
            <text:p text:style-name="P3">Not implemented ye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1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30T01:09:58.688047295</meta:creation-date>
    <dc:date>2014-06-30T01:40:16.187173918</dc:date>
    <meta:editing-duration>PT20M1S</meta:editing-duration>
    <meta:editing-cycles>10</meta:editing-cycles>
    <meta:generator>LibreOffice/4.2.4.2$Linux_X86_64 LibreOffice_project/420m0$Build-2</meta:generator>
    <meta:document-statistic meta:object-count="101"/>
  </office:meta>
</office:document-meta>
</file>